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096cm" style:rel-column-width="1188*"/>
    </style:style>
    <style:style style:name="Tabelle1.B" style:family="table-column">
      <style:table-column-properties style:column-width="14.905cm" style:rel-column-width="8450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096cm" style:rel-column-width="1188*"/>
    </style:style>
    <style:style style:name="Tabelle2.B" style:family="table-column">
      <style:table-column-properties style:column-width="14.905cm" style:rel-column-width="8450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tyle="italic" officeooo:rsid="000aa241" officeooo:paragraph-rsid="000aa241" style:font-style-asian="italic" style:font-style-complex="italic"/>
    </style:style>
    <style:style style:name="P2" style:family="paragraph" style:parent-style-name="Heading_20_2">
      <style:text-properties officeooo:rsid="00074f1c" officeooo:paragraph-rsid="00074f1c"/>
    </style:style>
    <style:style style:name="P3" style:family="paragraph" style:parent-style-name="Standard">
      <style:text-properties officeooo:paragraph-rsid="00074f1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0e05eb" style:font-weight-asian="bold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148cm"/>
          <style:tab-stop style:position="0.741cm"/>
          <style:tab-stop style:position="1.312cm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148cm"/>
          <style:tab-stop style:position="0.741cm"/>
          <style:tab-stop style:position="1.312cm"/>
        </style:tab-stops>
      </style:paragraph-properties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148cm"/>
          <style:tab-stop style:position="0.741cm"/>
          <style:tab-stop style:position="1.312cm"/>
        </style:tab-stops>
      </style:paragraph-properties>
      <style:text-properties fo:font-size="12pt" officeooo:paragraph-rsid="00074f1c" style:font-size-asian="12pt" style:font-size-complex="12pt"/>
    </style:style>
    <style:style style:name="P9" style:family="paragraph" style:parent-style-name="Standard">
      <loext:graphic-properties draw:fill="solid" draw:fill-color="#e0e0e0" draw:opacity="100%"/>
      <style:paragraph-properties fo:margin-left="0cm" fo:margin-right="0cm" fo:text-align="start" style:justify-single-word="false" fo:text-indent="0cm" style:auto-text-indent="false" fo:background-color="#e0e0e0">
        <style:tab-stops>
          <style:tab-stop style:position="0.148cm"/>
          <style:tab-stop style:position="0.741cm"/>
          <style:tab-stop style:position="1.312cm"/>
        </style:tab-stops>
      </style:paragraph-properties>
      <style:text-properties fo:font-size="12pt" officeooo:paragraph-rsid="00074f1c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148cm"/>
          <style:tab-stop style:position="0.741cm"/>
          <style:tab-stop style:position="1.312cm"/>
        </style:tab-stops>
      </style:paragraph-properties>
      <style:text-properties fo:font-size="12pt" officeooo:paragraph-rsid="000c4127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148cm"/>
          <style:tab-stop style:position="0.741cm"/>
          <style:tab-stop style:position="1.312cm"/>
        </style:tab-stops>
      </style:paragraph-properties>
      <style:text-properties fo:font-size="12pt" officeooo:paragraph-rsid="000e05eb" style:font-size-asian="12pt" style:font-size-complex="12pt"/>
    </style:style>
    <style:style style:name="P12" style:family="paragraph" style:parent-style-name="Standard">
      <loext:graphic-properties draw:fill="solid" draw:fill-color="#e0e0e0" draw:opacity="100%"/>
      <style:paragraph-properties fo:margin-left="0cm" fo:margin-right="0cm" fo:text-align="start" style:justify-single-word="false" fo:text-indent="0cm" style:auto-text-indent="false" fo:background-color="#e0e0e0">
        <style:tab-stops>
          <style:tab-stop style:position="0.148cm"/>
          <style:tab-stop style:position="0.741cm"/>
          <style:tab-stop style:position="1.312cm"/>
        </style:tab-stops>
      </style:paragraph-properties>
      <style:text-properties fo:font-size="12pt" officeooo:paragraph-rsid="000e05eb" style:font-size-asian="12pt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148cm"/>
          <style:tab-stop style:position="0.741cm"/>
          <style:tab-stop style:position="1.312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148cm"/>
          <style:tab-stop style:position="0.741cm"/>
          <style:tab-stop style:position="1.312cm"/>
        </style:tab-stops>
      </style:paragraph-properties>
      <style:text-properties fo:font-size="12pt" fo:font-weight="bold" officeooo:paragraph-rsid="000e05eb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148cm"/>
          <style:tab-stop style:position="0.741cm"/>
          <style:tab-stop style:position="1.312cm"/>
        </style:tab-stops>
      </style:paragraph-properties>
      <style:text-properties fo:font-size="12pt" fo:font-weight="bold" officeooo:rsid="00074f1c" officeooo:paragraph-rsid="00074f1c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148cm"/>
          <style:tab-stop style:position="0.741cm"/>
          <style:tab-stop style:position="1.312cm"/>
        </style:tab-stops>
      </style:paragraph-properties>
      <style:text-properties fo:font-size="12pt" fo:font-weight="bold" officeooo:rsid="00074f1c" officeooo:paragraph-rsid="000e05eb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top="0cm" fo:margin-bottom="0.21cm" style:contextual-spacing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top="0cm" fo:margin-bottom="0.21cm" style:contextual-spacing="false"/>
      <style:text-properties fo:font-weight="bold" officeooo:paragraph-rsid="000e05eb" style:font-weight-asian="bold" style:font-weight-complex="bold"/>
    </style:style>
    <style:style style:name="P19" style:family="paragraph" style:parent-style-name="Standard">
      <style:paragraph-properties fo:margin-top="0cm" fo:margin-bottom="0.21cm" style:contextual-spacing="false"/>
      <style:text-properties officeooo:rsid="00074f1c" officeooo:paragraph-rsid="00074f1c"/>
    </style:style>
    <style:style style:name="P20" style:family="paragraph" style:parent-style-name="Standard">
      <style:paragraph-properties fo:margin-top="0cm" fo:margin-bottom="0.21cm" style:contextual-spacing="false"/>
      <style:text-properties officeooo:rsid="00074f1c" officeooo:paragraph-rsid="000e05eb"/>
    </style:style>
    <style:style style:name="P21" style:family="paragraph" style:parent-style-name="Standard">
      <style:paragraph-properties fo:margin-top="0cm" fo:margin-bottom="0.21cm" style:contextual-spacing="false"/>
      <style:text-properties officeooo:rsid="0008da39" officeooo:paragraph-rsid="0008da39"/>
    </style:style>
    <style:style style:name="P22" style:family="paragraph" style:parent-style-name="Standard">
      <style:paragraph-properties fo:margin-top="0cm" fo:margin-bottom="0.21cm" style:contextual-spacing="false"/>
      <style:text-properties officeooo:rsid="0008da39" officeooo:paragraph-rsid="000e05eb"/>
    </style:style>
    <style:style style:name="P23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paragraph-rsid="00074f1c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paragraph-rsid="000e05eb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fo:font-weight="bold" officeooo:rsid="00074f1c" officeooo:paragraph-rsid="00074f1c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12pt" fo:font-weight="bold" officeooo:rsid="00074f1c" officeooo:paragraph-rsid="000e05eb" style:font-size-asian="12pt" style:font-weight-asian="bold" style:font-size-complex="12pt" style:font-weight-complex="bold"/>
    </style:style>
    <style:style style:name="T1" style:family="text">
      <style:text-properties fo:color="#000000" loext:opacity="100%" style:font-name="Consolas"/>
    </style:style>
    <style:style style:name="T2" style:family="text">
      <style:text-properties fo:color="#000000" loext:opacity="100%" style:font-name="Consolas" fo:font-weight="bold" officeooo:rsid="00074f1c" style:font-weight-asian="bold" style:font-weight-complex="bold"/>
    </style:style>
    <style:style style:name="T3" style:family="text">
      <style:text-properties fo:color="#000000" loext:opacity="100%" style:font-name="Consolas" style:text-underline-style="solid" style:text-underline-width="auto" style:text-underline-color="font-color" fo:font-weight="bold" officeooo:rsid="00074f1c" style:font-weight-asian="bold" style:font-weight-complex="bold"/>
    </style:style>
    <style:style style:name="T4" style:family="text">
      <style:text-properties fo:color="#000000" loext:opacity="100%" style:font-name="Consolas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000000" loext:opacity="100%" style:font-name="Consolas" style:text-underline-style="solid" style:text-underline-width="auto" style:text-underline-color="font-color"/>
    </style:style>
    <style:style style:name="T6" style:family="text">
      <style:text-properties fo:color="#000000" loext:opacity="100%" style:font-name="Consolas" style:text-underline-style="solid" style:text-underline-width="auto" style:text-underline-color="font-color" officeooo:rsid="00074f1c"/>
    </style:style>
    <style:style style:name="T7" style:family="text">
      <style:text-properties fo:color="#000000" loext:opacity="100%" style:font-name="Consolas" officeooo:rsid="000c412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background-color="#e0e0e0" loext:char-shading-value="0"/>
    </style:style>
    <style:style style:name="T11" style:family="text"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Rucksackproblem - Puzzle</text:h>
      <text:p text:style-name="P19">Die Methode <text:span text:style-name="T11">sucheBesteLoesung(int pStufe)</text:span> lässt sich komplett mit den Code-Fragmenten unten programmieren. Es müssen nur die richtigen ausgewählt und in die richtige Reihenfolge gebracht werden.</text:p>
      <text:p text:style-name="P21"><text:span text:style-name="T10">Graue</text:span> Code-Fragmente unterscheiden sich nur wenig von dem vorhergehenden.<text:line-break/>Der Unterschied ist jeweils <text:span text:style-name="T9">unterstrichen</text:span>.</text:p>
      <text:p text:style-name="P17">Schreibe Nummern vor die verwendeten Code-Fragmente!</text:p>
      <text:p text:style-name="P4"/>
      <text:p text:style-name="P13"><text:span text:style-name="T1"><text:tab/>public void sucheBesteLoesung(int pStufe) {</text:span></text:p>
      <text:p text:style-name="P6"><text:span text:style-name="T1"><text:tab/><text:tab/>dabeiArrayAusgeben();</text:span></text:p>
      <text:p text:style-name="P8"><text:span text:style-name="T1"><text:tab/><text:tab/>erreichtesGewicht = berechneGewicht(dabei);</text:span></text:p>
      <text:p text:style-name="P6"><text:span text:style-name="T1"><text:tab/><text:tab/></text:span><text:span text:style-name="T5">//</text:span><text:span text:style-name="T6">Rest: siehe Tabelle unten!</text:span></text:p>
      <text:p text:style-name="P6"><text:span text:style-name="T1"><text:tab/>}</text:span></text:p>
      <text:p text:style-name="P6"><text:span text:style-name="T1"/></text:p>
      <table:table table:name="Tabelle1" table:style-name="Tabelle1">
        <table:table-column table:style-name="Tabelle1.A"/>
        <table:table-column table:style-name="Tabelle1.B"/>
        <table:table-row table:style-name="TableLine2265700212016">
          <table:table-cell table:style-name="Tabelle1.A1" office:value-type="string">
            <text:p text:style-name="P26">Nr.</text:p>
          </table:table-cell>
          <table:table-cell table:style-name="Tabelle1.B1" office:value-type="string">
            <text:p text:style-name="P15">Code-Fragment</text:p>
          </table:table-cell>
        </table:table-row>
        <table:table-row table:style-name="TableLine2265700212016">
          <table:table-cell table:style-name="Tabelle1.A2" office:value-type="string">
            <text:p text:style-name="P23"/>
          </table:table-cell>
          <table:table-cell table:style-name="Tabelle1.B2" office:value-type="string">
            <text:p text:style-name="P8"><text:span text:style-name="T1"><text:tab/><text:tab/>if(pStufe == gewichte.length) {</text:span></text:p>
            <text:p text:style-name="P8"><text:span text:style-name="T1"><text:tab/><text:tab/><text:tab/>return;</text:span></text:p>
            <text:p text:style-name="P8"><text:span text:style-name="T1"><text:tab/><text:tab/>}</text:span></text:p>
          </table:table-cell>
        </table:table-row>
        <table:table-row table:style-name="TableLine2265700212016">
          <table:table-cell table:style-name="Tabelle1.A2" office:value-type="string">
            <text:p text:style-name="P23"/>
          </table:table-cell>
          <table:table-cell table:style-name="Tabelle1.B2" office:value-type="string">
            <text:p text:style-name="P8"><text:span text:style-name="T1"><text:tab/><text:tab/>if(erreichtesGewicht &gt; bestesGewicht) {</text:span></text:p>
            <text:p text:style-name="P8"><text:span text:style-name="T1"><text:tab/><text:tab/><text:tab/>bestesGewicht = erreichtesGewicht;</text:span></text:p>
            <text:p text:style-name="P8"><text:span text:style-name="T1"><text:tab/><text:tab/><text:tab/>kopiereInBesteLoesung();</text:span></text:p>
            <text:p text:style-name="P8"><text:span text:style-name="T1"><text:tab/><text:tab/>}</text:span></text:p>
          </table:table-cell>
        </table:table-row>
        <table:table-row table:style-name="TableLine2265700212016">
          <table:table-cell table:style-name="Tabelle1.A2" office:value-type="string">
            <text:p text:style-name="P23"/>
          </table:table-cell>
          <table:table-cell table:style-name="Tabelle1.B2" office:value-type="string">
            <text:p text:style-name="P9"><text:span text:style-name="T1"><text:tab/><text:tab/>if(erreichtesGewicht &gt; bestesGewicht) {</text:span></text:p>
            <text:p text:style-name="P9"><text:span text:style-name="T1"><text:tab/><text:tab/><text:tab/>bestesGewicht = erreichtesGewicht;</text:span></text:p>
            <text:p text:style-name="P9"><text:span text:style-name="T1"><text:tab/><text:tab/><text:tab/>kopiereInBesteLoesung();</text:span></text:p>
            <text:p text:style-name="P9"><text:span text:style-name="T1"><text:tab/><text:tab/><text:tab/></text:span><text:span text:style-name="T3">return</text:span><text:span text:style-name="T2">;</text:span></text:p>
            <text:p text:style-name="P9"><text:span text:style-name="T1"><text:tab/><text:tab/>}</text:span></text:p>
          </table:table-cell>
        </table:table-row>
        <table:table-row table:style-name="TableLine2265700212016">
          <table:table-cell table:style-name="Tabelle1.A2" office:value-type="string">
            <text:p text:style-name="P23"/>
          </table:table-cell>
          <table:table-cell table:style-name="Tabelle1.B2" office:value-type="string">
            <text:p text:style-name="P10"><text:span text:style-name="T1"><text:tab/><text:tab/>if(erreichtesGewicht &lt; bestesGewicht) {</text:span></text:p>
            <text:p text:style-name="P10"><text:span text:style-name="T1"><text:tab/><text:tab/><text:tab/></text:span><text:span text:style-name="T7">return;</text:span></text:p>
            <text:p text:style-name="P10"><text:span text:style-name="T1"/></text:p>
          </table:table-cell>
        </table:table-row>
        <table:table-row table:style-name="TableLine2265700212016">
          <table:table-cell table:style-name="Tabelle1.A2" office:value-type="string">
            <text:p text:style-name="P23"/>
          </table:table-cell>
          <table:table-cell table:style-name="Tabelle1.B2" office:value-type="string">
            <text:p text:style-name="P8"><text:span text:style-name="T1"><text:tab/><text:tab/>if(erreichtesGewicht &gt; maxGewicht) {</text:span></text:p>
            <text:p text:style-name="P8"><text:span text:style-name="T1"><text:tab/><text:tab/><text:tab/>return;</text:span></text:p>
            <text:p text:style-name="P8"><text:span text:style-name="T1"><text:tab/><text:tab/>}</text:span></text:p>
          </table:table-cell>
        </table:table-row>
        <table:table-row table:style-name="TableLine2265700212016">
          <table:table-cell table:style-name="Tabelle1.A2" office:value-type="string">
            <text:p text:style-name="P23"/>
          </table:table-cell>
          <table:table-cell table:style-name="Tabelle1.B2" office:value-type="string">
            <text:p text:style-name="P8"><text:span text:style-name="T1"><text:tab/><text:tab/>dabei[pStufe] = true;</text:span></text:p>
          </table:table-cell>
        </table:table-row>
        <table:table-row table:style-name="TableLine2265700212016">
          <table:table-cell table:style-name="Tabelle1.A2" office:value-type="string">
            <text:p text:style-name="P23"/>
          </table:table-cell>
          <table:table-cell table:style-name="Tabelle1.B2" office:value-type="string">
            <text:p text:style-name="P8"><text:span text:style-name="T1"><text:tab/><text:tab/>dabei[pStufe] = false;</text:span></text:p>
          </table:table-cell>
        </table:table-row>
        <table:table-row table:style-name="TableLine2265700212016">
          <table:table-cell table:style-name="Tabelle1.A2" office:value-type="string">
            <text:p text:style-name="P23"/>
          </table:table-cell>
          <table:table-cell table:style-name="Tabelle1.B2" office:value-type="string">
            <text:p text:style-name="P8"><text:span text:style-name="T1"><text:tab/><text:tab/>sucheBesteLoesung(pStufe</text:span><text:span text:style-name="T3">++</text:span><text:span text:style-name="T1">);</text:span></text:p>
          </table:table-cell>
        </table:table-row>
        <table:table-row table:style-name="TableLine2265700212016">
          <table:table-cell table:style-name="Tabelle1.A2" office:value-type="string">
            <text:p text:style-name="P23"/>
          </table:table-cell>
          <table:table-cell table:style-name="Tabelle1.B2" office:value-type="string">
            <text:p text:style-name="P9"><text:span text:style-name="T1"><text:tab/><text:tab/>sucheBesteLoesung(pStufe </text:span><text:span text:style-name="T4">+ 1</text:span><text:span text:style-name="T1">);</text:span>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row table:style-name="TableLine2267651037744">
          <table:table-cell table:style-name="Tabelle2.A1" office:value-type="string">
            <text:p text:style-name="P24"/>
          </table:table-cell>
          <table:table-cell table:style-name="Tabelle2.B1" office:value-type="string">
            <text:p text:style-name="P8"><text:span text:style-name="T1"><text:tab/><text:tab/>sucheBesteLoesung(pStufe</text:span><text:span text:style-name="T3">++</text:span><text:span text:style-name="T1">);</text:span></text:p>
            <text:p text:style-name="P8"><text:span text:style-name="T1"/></text:p>
          </table:table-cell>
        </table:table-row>
        <table:table-row table:style-name="TableLine2267651037744">
          <table:table-cell table:style-name="Tabelle2.A2" office:value-type="string">
            <text:p text:style-name="P24"/>
          </table:table-cell>
          <table:table-cell table:style-name="Tabelle2.B2" office:value-type="string">
            <text:p text:style-name="P9"><text:span text:style-name="T1"><text:tab/><text:tab/>sucheBesteLoesung(pStufe </text:span><text:span text:style-name="T4">+ 1</text:span><text:span text:style-name="T1">);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style="italic" officeooo:rsid="000aa241" officeooo:paragraph-rsid="000aa241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k Q2 LK<text:tab/>Backtracking: Rucksackproblem<text:tab/>August 202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0T12:28:19.942000000</dc:date>
    <meta:editing-duration>PT1H7M3S</meta:editing-duration>
    <meta:editing-cycles>6</meta:editing-cycles>
    <meta:generator>LibreOffice/7.1.5.2$Windows_X86_64 LibreOffice_project/85f04e9f809797b8199d13c421bd8a2b025d52b5</meta:generator>
    <meta:print-date>2023-08-20T12:27:56.983000000</meta:print-date>
    <meta:document-statistic meta:table-count="2" meta:image-count="0" meta:object-count="0" meta:page-count="1" meta:paragraph-count="35" meta:word-count="121" meta:character-count="1149" meta:non-whitespace-character-count="1001"/>
  </office:meta>
</office:document-meta>
</file>